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3.2839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671140939597">
            <text:p>0.67</text:p>
          </table:table-cell>
          <table:table-cell office:value-type="float" office:value="0.882723833544">
            <text:p>0.88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40540541">
            <text:p>440.54</text:p>
          </table:table-cell>
          <table:table-cell office:value-type="float" office:value="500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8591836735">
            <text:p>4.79</text:p>
          </table:table-cell>
          <table:table-cell office:value-type="float" office:value="9.13367346939">
            <text:p>9.13</text:p>
          </table:table-cell>
          <table:table-cell office:value-type="float" office:value="81.7364588574">
            <text:p>81.74</text:p>
          </table:table-cell>
          <table:table-cell office:value-type="float" office:value="84.2986988586">
            <text:p>84.30</text:p>
          </table:table-cell>
          <table:table-cell office:value-type="float" office:value="39.8826530612">
            <text:p>39.88</text:p>
          </table:table-cell>
          <table:table-cell office:value-type="float" office:value="25.3713151927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666666666667">
            <text:p>0.67</text:p>
          </table:table-cell>
          <table:table-cell office:value-type="float" office:value="0.472222222222">
            <text:p>0.4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830788">
            <text:p>3.43</text:p>
          </table:table-cell>
          <table:table-cell office:value-type="float" office:value="6.93978817941">
            <text:p>6.94</text:p>
          </table:table-cell>
          <table:table-cell office:value-type="float" office:value="73.8766913412">
            <text:p>73.88</text:p>
          </table:table-cell>
          <table:table-cell office:value-type="float" office:value="109.527204719">
            <text:p>109.53</text:p>
          </table:table-cell>
          <table:table-cell office:value-type="float" office:value="28.5615256567">
            <text:p>28.56</text:p>
          </table:table-cell>
          <table:table-cell office:value-type="float" office:value="19.2771893872">
            <text:p>19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47:13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